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margin-top="0in" fo:margin-bottom="0.196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text-properties fo:font-size="14pt" officeooo:paragraph-rsid="001f2f8f" style:font-size-asian="14pt" style:font-size-complex="14pt"/>
    </style:style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Text_20_body">
      <style:paragraph-properties fo:margin-top="0in" fo:margin-bottom="0in" loext:contextual-spacing="false"/>
      <style:text-properties fo:font-size="14pt" style:font-size-asian="14pt" style:font-size-complex="14pt"/>
    </style:style>
    <style:style style:name="P7" style:family="paragraph" style:parent-style-name="Text_20_body">
      <style:paragraph-properties fo:margin-top="0in" fo:margin-bottom="0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4pt" fo:font-weight="normal" officeooo:rsid="001f2f8f" officeooo:paragraph-rsid="001f2f8f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top="0in" fo:margin-bottom="0.1965in" loext:contextual-spacing="false"/>
      <style:text-properties fo:font-size="14pt" style:font-size-asian="14pt" style:font-size-complex="14pt"/>
    </style:style>
    <style:style style:name="T1" style:family="text">
      <style:text-properties officeooo:rsid="001f2f8f"/>
    </style:style>
    <style:style style:name="T2" style:family="text">
      <style:text-properties style:font-name="WenQuanYi Micro Hei" fo:font-style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精华讲义集合</text:p>
      <text:p text:style-name="P9">## <text:span text:style-name="T1">Coq</text:span></text:p>
      <text:p text:style-name="P9">用 Coq 做程序/系统验证相关的。</text:p>
      <text:p text:style-name="Text_20_body"><text:span text:style-name="T4">UPenn CIS 500: Software Foundation.<text:line-break/></text:span><text:a xlink:type="simple" xlink:href="https://link.zhihu.com/?target=https%3A//www.seas.upenn.edu/%7Ecis500/current/index.html" office:target-frame-name="_blank" xlink:show="new" text:style-name="Internet_20_link" text:visited-style-name="Visited_20_Internet_20_Link"><text:span text:style-name="T4">CIS 500: Course Homepage</text:span></text:a></text:p>
      <text:p text:style-name="P3">进阶课程可以看 MIT 6.887: Formal Reasoning About Programs.</text:p>
      <text:p text:style-name="Text_20_body"><text:a xlink:type="simple" xlink:href="https://link.zhihu.com/?target=https%3A//frap.csail.mit.edu/main" office:target-frame-name="_blank" xlink:show="new" text:style-name="Internet_20_link" text:visited-style-name="Visited_20_Internet_20_Link"><text:span text:style-name="T4">MIT 6.887, Spring 2017</text:span></text:a></text:p>
      <text:p text:style-name="P3">以及 MIT 6.826: Principles of Computer Systems.</text:p>
      <text:p text:style-name="Text_20_body"><text:a xlink:type="simple" xlink:href="https://link.zhihu.com/?target=http%3A//6826.csail.mit.edu/2017/schedule.html" office:target-frame-name="_blank" xlink:show="new" text:style-name="Internet_20_link" text:visited-style-name="Visited_20_Internet_20_Link"><text:span text:style-name="T4">6.826 / Fall 2017</text:span></text:a></text:p>
      <text:p text:style-name="P6"/>
      <text:p text:style-name="P7">## <text:span text:style-name="T1">CS</text:span></text:p>
      <text:p text:style-name="P7"/>
      <text:p text:style-name="P4">CMU镇校神课</text:p>
      <text:p text:style-name="P4"><text:span text:style-name="T5">Introduction to Computer Systems<text:line-break/>Carnegie Mellon School of Computer Science<text:line-break/>Fall 2006</text:span></text:p>
      <text:p text:style-name="Text_20_body"><text:a xlink:type="simple" xlink:href="http://www.cs.cmu.edu/afs/cs/academic/class/15213-f06/www/" text:style-name="Internet_20_link" text:visited-style-name="Visited_20_Internet_20_Link"><text:span text:style-name="T4">http://www.cs.cmu.edu/afs/cs/academic/class/15213-f06/www/</text:span></text:a></text:p>
      <text:p text:style-name="P8"/>
      <text:p text:style-name="Text_20_body"><text:span text:style-name="T4">Compiler:<text:line-break/>Stanford CS 143 （这个是编译基础课）<text:line-break/></text:span><text:a xlink:type="simple" xlink:href="https://link.zhihu.com/?target=https%3A//www.coursera.org/course/compilers" office:target-frame-name="_blank" xlink:show="new" text:style-name="Internet_20_link" text:visited-style-name="Visited_20_Internet_20_Link"><text:span text:style-name="T4">https://www.coursera.org/course/compilers</text:span></text:a><text:span text:style-name="T4"><text:line-break/></text:span><text:a xlink:type="simple" xlink:href="https://link.zhihu.com/?target=https%3A//lagunita.stanford.edu/courses/Engineering/Compilers/Fall2014/about" office:target-frame-name="_blank" xlink:show="new" text:style-name="Internet_20_link" text:visited-style-name="Visited_20_Internet_20_Link"><text:span text:style-name="T4">Compilers | Stanford Lagunita</text:span></text:a><text:span text:style-name="T4">4<text:line-break/>CS 243 （编译进阶课，讲优化的）<text:line-break/>这个是06版的讲义，Ullman（龙书作者之一）写的，感觉非常详细，适合自学<text:line-break/></text:span><text:a xlink:type="simple" xlink:href="https://link.zhihu.com/?target=http%3A//infolab.stanford.edu/%7Eullman/dragon/w06/w06.html" office:target-frame-name="_blank" xlink:show="new" text:style-name="Internet_20_link" text:visited-style-name="Visited_20_Internet_20_Link"><text:span text:style-name="T4">CS243 - Advanced Compiling Techniques</text:span></text:a><text:span text:style-name="T4"><text:line-break/>这是新版的，感觉讲义很多地方没有写清楚，不太适合自学<text:line-break/></text:span><text:a xlink:type="simple" xlink:href="https://link.zhihu.com/?target=http%3A//suif.stanford.edu/%7Ecourses/cs243/%23schedule" office:target-frame-name="_blank" xlink:show="new" text:style-name="Internet_20_link" text:visited-style-name="Visited_20_Internet_20_Link"><text:span text:style-name="T4">CS243 - Program Analysis and Optimizations</text:span></text:a><text:span text:style-name="T4"><text:line-break/></text:span><text:soft-page-break/><text:span text:style-name="T4">CS343（这个是高阶课，全是读论文）<text:line-break/></text:span><text:a xlink:type="simple" xlink:href="https://link.zhihu.com/?target=http%3A//web.stanford.edu/class/cs343/" office:target-frame-name="_blank" xlink:show="new" text:style-name="Internet_20_link" text:visited-style-name="Visited_20_Internet_20_Link"><text:span text:style-name="T4">http://web.stanford.edu/class/cs343/</text:span></text:a><text:span text:style-name="T4"><text:line-break/>CMU的编译基础课：<text:line-break/></text:span><text:a xlink:type="simple" xlink:href="https://link.zhihu.com/?target=http%3A//www.cs.cmu.edu/%7Efp/courses/15411-f14/schedule.html" office:target-frame-name="_blank" xlink:show="new" text:style-name="Internet_20_link" text:visited-style-name="Visited_20_Internet_20_Link"><text:span text:style-name="T4">15-411 Compiler Design / Schedule</text:span></text:a><text:span text:style-name="T4"><text:line-break/>CMU的进阶课：<text:line-break/></text:span><text:a xlink:type="simple" xlink:href="https://link.zhihu.com/?target=http%3A//www.cs.cmu.edu/afs/cs.cmu.edu/academic/class/15745-s14/www/handouts.html" office:target-frame-name="_blank" xlink:show="new" text:style-name="Internet_20_link" text:visited-style-name="Visited_20_Internet_20_Link"><text:span text:style-name="T4">http://www.cs.cmu.edu/afs/cs.cmu.edu/academic/class/15745-s14/www/handouts.html</text:span></text:a></text:p>
      <text:p text:style-name="Text_20_body"><text:span text:style-name="T4">Graphics：<text:line-break/>MIT的图形学内容很多，讲的也比较清楚<text:line-break/></text:span><text:a xlink:type="simple" xlink:href="https://link.zhihu.com/?target=http%3A//ocw.mit.edu/courses/electrical-engineering-and-computer-science/6-837-computer-graphics-fall-2012/lecture-notes/" office:target-frame-name="_blank" xlink:show="new" text:style-name="Internet_20_link" text:visited-style-name="Visited_20_Internet_20_Link"><text:span text:style-name="T4">Lecture Notes</text:span></text:a><text:span text:style-name="T4"><text:line-break/>CMU系列课程，有21门：<text:line-break/></text:span><text:a xlink:type="simple" xlink:href="https://link.zhihu.com/?target=http%3A//graphics.cs.cmu.edu/%3Fpage_id%3D16" office:target-frame-name="_blank" xlink:show="new" text:style-name="Internet_20_link" text:visited-style-name="Visited_20_Internet_20_Link"><text:span text:style-name="T4">Carnegie Mellon Computer Graphics</text:span></text:a><text:span text:style-name="T4"><text:line-break/>Stanford的：<text:line-break/>CS148 图形学基础是有录像的<text:line-break/></text:span><text:a xlink:type="simple" xlink:href="https://link.zhihu.com/?target=http%3A//graphics.stanford.edu/courses/" office:target-frame-name="_blank" xlink:show="new" text:style-name="Internet_20_link" text:visited-style-name="Visited_20_Internet_20_Link"><text:span text:style-name="T4">Courses in Graphics</text:span></text:a></text:p>
      <text:p text:style-name="Text_20_body"><text:span text:style-name="T4">Algorithm:<text:line-break/>只推荐Princeton的系列课程，每个算法都有详细解释，Coursera上有教程<text:line-break/>而且每个算法都有demo，讲的很清楚，特别是红黑树部分（本来就是Sedgewick发明的，而且他在准备课程的时候想出了改进算法），课程作业设计很好，Coursera版也有面试问题，适合找工作用，网站上还有很多经典算法的java实现，代码都很简洁，还有详细注释<text:line-break/></text:span><text:a xlink:type="simple" xlink:href="https://link.zhihu.com/?target=http%3A//algs4.cs.princeton.edu/code/" office:target-frame-name="_blank" xlink:show="new" text:style-name="Internet_20_link" text:visited-style-name="Visited_20_Internet_20_Link"><text:span text:style-name="T4">Java Algorithms and Clients</text:span></text:a><text:span text:style-name="T4"><text:line-break/>Part 1:<text:line-break/></text:span><text:a xlink:type="simple" xlink:href="https://link.zhihu.com/?target=https%3A//www.coursera.org/course/algs4partI" office:target-frame-name="_blank" xlink:show="new" text:style-name="Internet_20_link" text:visited-style-name="Visited_20_Internet_20_Link"><text:span text:style-name="T4">Coursera - Free Online Courses From Top Universities</text:span></text:a><text:span text:style-name="T4"><text:line-break/>Part 2:<text:line-break/></text:span><text:a xlink:type="simple" xlink:href="https://link.zhihu.com/?target=https%3A//www.coursera.org/course/algs4partII" office:target-frame-name="_blank" xlink:show="new" text:style-name="Internet_20_link" text:visited-style-name="Visited_20_Internet_20_Link"><text:span text:style-name="T4">Coursera - Free Online Courses From Top Universities</text:span></text:a><text:span text:style-name="T4"><text:line-break/>这是其他版本的，注意多了Combinatorial Search部分，也值得看一下：<text:line-break/></text:span><text:a xlink:type="simple" xlink:href="https://link.zhihu.com/?target=http%3A//www.cs.princeton.edu/courses/archive/fall12/cos226/lectures.php" office:target-frame-name="_blank" xlink:show="new" text:style-name="Internet_20_link" text:visited-style-name="Visited_20_Internet_20_Link"><text:span text:style-name="T4">COS 226, Fall 2012: Lectures</text:span></text:a><text:span text:style-name="T4"><text:line-break/>这是进阶版的：<text:line-break/></text:span><text:a xlink:type="simple" xlink:href="https://link.zhihu.com/?target=http%3A//www.cs.princeton.edu/%7Ewayne/kleinberg-tardos/" office:target-frame-name="_blank" xlink:show="new" text:style-name="Internet_20_link" text:visited-style-name="Visited_20_Internet_20_Link"><text:span text:style-name="T4">http://www.cs.princeton.edu/~wayne/kleinberg-tardos/</text:span></text:a></text:p>
      <text:p text:style-name="Text_20_body"><text:soft-page-break/><text:span text:style-name="T4">Cryptography:<text:line-break/>Part 1:<text:line-break/></text:span><text:a xlink:type="simple" xlink:href="https://link.zhihu.com/?target=https%3A//www.coursera.org/course/crypto" office:target-frame-name="_blank" xlink:show="new" text:style-name="Internet_20_link" text:visited-style-name="Visited_20_Internet_20_Link"><text:span text:style-name="T4">Coursera - Free Online Courses From Top Universities</text:span></text:a><text:span text:style-name="T4"><text:line-break/>Part 2（一直没开课不知道怎么回事）:<text:line-break/></text:span><text:a xlink:type="simple" xlink:href="https://link.zhihu.com/?target=https%3A//www.coursera.org/course/crypto2" office:target-frame-name="_blank" xlink:show="new" text:style-name="Internet_20_link" text:visited-style-name="Visited_20_Internet_20_Link"><text:span text:style-name="T4">https://www.coursera.org/course/crypto2</text:span></text:a></text:p>
      <text:p text:style-name="Text_20_body"><text:span text:style-name="T4">Information Theory:<text:line-break/>也是MIT的<text:line-break/></text:span><text:a xlink:type="simple" xlink:href="https://link.zhihu.com/?target=http%3A//ocw.mit.edu/courses/electrical-engineering-and-computer-science/6-441-information-theory-spring-2010/lecture-notes/" office:target-frame-name="_blank" xlink:show="new" text:style-name="Internet_20_link" text:visited-style-name="Visited_20_Internet_20_Link"><text:span text:style-name="T4">Lecture Notes</text:span></text:a></text:p>
      <text:p text:style-name="Text_20_body"><text:span text:style-name="T4">Theory of Computation:<text:line-break/>MIT的<text:line-break/></text:span><text:a xlink:type="simple" xlink:href="https://link.zhihu.com/?target=http%3A//ocw.mit.edu/courses/electrical-engineering-and-computer-science/6-045j-automata-computability-and-complexity-spring-2011/index.htm" office:target-frame-name="_blank" xlink:show="new" text:style-name="Internet_20_link" text:visited-style-name="Visited_20_Internet_20_Link"><text:span text:style-name="T4">Automata, Computability, and Complexity</text:span></text:a><text:span text:style-name="T4"><text:line-break/>进阶版本：<text:line-break/></text:span><text:a xlink:type="simple" xlink:href="https://link.zhihu.com/?target=http%3A//ocw.mit.edu/courses/mathematics/18-405j-advanced-complexity-theory-fall-2001/index.htm" office:target-frame-name="_blank" xlink:show="new" text:style-name="Internet_20_link" text:visited-style-name="Visited_20_Internet_20_Link"><text:span text:style-name="T4">Advanced Complexity Theory</text:span></text:a><text:span text:style-name="T4"><text:line-break/>Stanford的：<text:line-break/>这个也是Ullman讲的<text:line-break/></text:span><text:a xlink:type="simple" xlink:href="https://link.zhihu.com/?target=https%3A//www.coursera.org/course/automata" office:target-frame-name="_blank" xlink:show="new" text:style-name="Internet_20_link" text:visited-style-name="Visited_20_Internet_20_Link"><text:span text:style-name="T4">Coursera - Free Online Courses From Top Universities</text:span></text:a></text:p>
      <text:p text:style-name="Text_20_body"><text:span text:style-name="T4">AI:<text:line-break/>同样MIT的，带有视频<text:line-break/></text:span><text:a xlink:type="simple" xlink:href="https://link.zhihu.com/?target=http%3A//ocw.mit.edu/courses/electrical-engineering-and-computer-science/6-034-artificial-intelligence-fall-2010/index.htm" office:target-frame-name="_blank" xlink:show="new" text:style-name="Internet_20_link" text:visited-style-name="Visited_20_Internet_20_Link"><text:span text:style-name="T4">Artificial Intelligence</text:span></text:a></text:p>
      <text:p text:style-name="P5"><text:span text:style-name="T4">ML:<text:line-break/>Stanford CS229<text:line-break/></text:span><text:a xlink:type="simple" xlink:href="https://link.zhihu.com/?target=http%3A//cs229.stanford.edu/" office:target-frame-name="_blank" xlink:show="new" text:style-name="Internet_20_link" text:visited-style-name="Visited_20_Internet_20_Link"><text:span text:style-name="T4">CS 229: Machine Learning</text:span></text:a><text:span text:style-name="T4"><text:line-break/></text:span><text:a xlink:type="simple" xlink:href="https://link.zhihu.com/?target=https%3A//www.coursera.org/learn/machine-learning" office:target-frame-name="_blank" xlink:show="new" text:style-name="Internet_20_link" text:visited-style-name="Visited_20_Internet_20_Link"><text:span text:style-name="T4">https://www.coursera.org/learn/machine-learning</text:span></text:a><text:span text:style-name="T4"><text:line-break/>CS224d 录像讲义和幻灯片都有，资料很详细<text:line-break/></text:span><text:a xlink:type="simple" xlink:href="https://link.zhihu.com/?target=http%3A//cs224d.stanford.edu/syllabus.html" office:target-frame-name="_blank" xlink:show="new" text:style-name="Internet_20_link" text:visited-style-name="Visited_20_Internet_20_Link"><text:span text:style-name="T4">Stanford University CS224d: Deep Learning for Natural Language Processing</text:span></text:a><text:span text:style-name="T4"><text:line-break/>神经网络，Hinton 讲的<text:line-break/></text:span><text:a xlink:type="simple" xlink:href="https://link.zhihu.com/?target=https%3A//www.coursera.org/course/neuralnets" office:target-frame-name="_blank" xlink:show="new" text:style-name="Internet_20_link" text:visited-style-name="Visited_20_Internet_20_Link"><text:span text:style-name="T4">Coursera - Free Online Courses From Top Universities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1:33:10.812572093</meta:creation-date>
    <dc:date>2017-11-10T01:36:19.342843929</dc:date>
    <meta:editing-duration>PT3M8S</meta:editing-duration>
    <meta:editing-cycles>1</meta:editing-cycles>
    <meta:document-statistic meta:table-count="0" meta:image-count="0" meta:object-count="0" meta:page-count="3" meta:paragraph-count="20" meta:word-count="600" meta:character-count="2100" meta:non-whitespace-character-count="1906"/>
    <meta:generator>LibreOffice/5.1.6.2$Linux_X86_64 LibreOffice_project/10m0$Build-2</meta:generator>
  </office:meta>
</office:document-meta>
</file>